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8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0000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resa: Indústria de bens de consumo</text:p>
      <text:p text:style-name="P1">Projeto: Implementar o portal de compras</text:p>
      <text:p text:style-name="P1">Objetivos: <office:annotation><dc:creator>Autor desconhecido</dc:creator><dc:date>2012-05-14T20:45:39</dc:date><text:p text:style-name="P4"><text:span text:style-name="T3">Por que?</text:span></text:p><text:p text:style-name="P4"><text:span text:style-name="T3">Há problemas de serviço parado? Custo de estoque? </text:span></text:p><text:p text:style-name="P4"><text:span text:style-name="T3"/></text:p><text:p text:style-name="P4"><text:span text:style-name="T3">Qual o impacto do fornecedor não receber?</text:span></text:p></office:annotation>Garantir que os fornecedores saibam das necessidades de produtos da fábrica</text:p>
      <text:p text:style-name="P1"><text:span text:style-name="T1"/></text:p>
      <text:p text:style-name="P1"><text:span text:style-name="T1">Objetivo: Não parar a linha de produção </text:span></text:p>
      <text:p text:style-name="P1"><text:span text:style-name="T1">O problema é que a não entrega de insumos pararia a linha de produção e as confirmações são essenciais para a produção </text:span></text:p>
      <text:p text:style-name="P1"><text:span text:style-name="T1"/></text:p>
      <text:p text:style-name="P1"><text:span text:style-name="T1">Sugestões</text:span>:<text:tab/></text:p>
      <text:p text:style-name="P2">- Atender o cliente dentro do prazo.</text:p>
      <text:p text:style-name="P1"><office:annotation><dc:creator>Autor desconhecido</dc:creator><dc:date>2012-05-14T20:48:16</dc:date><text:p text:style-name="P4"><text:span text:style-name="T3">Precisamos de uma contextualização.</text:span></text:p></office:annotation>Indicadores:</text:p>
      <text:p text:style-name="P1"><text:span text:style-name="T1">Uma confirmação é a certeza de que o fornecedor recebeu o pedido e que ele irá entregar no prazo estabelecido.</text:span> </text:p>
      <text:p text:style-name="P1">- Número de confirmações por total de pedidos</text:p>
      <text:p text:style-name="P3"><text:span text:style-name="T2">- Tempo médio de confirmaçõ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20:45:19</meta:creation-date>
    <dc:date>2012-05-14T21:21:11</dc:date>
    <meta:editing-duration>PT22M34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1" meta:word-count="97" meta:character-count="568" meta:non-whitespace-character-count="480"/>
  </office:meta>
</office:document-meta>
</file>